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2024-04-0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2023-04-10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2021-04-22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4848" calcext:value-type="float">
            <text:p>48.6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0192" calcext:value-type="float">
            <text:p>48.7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7984" calcext:value-type="float">
            <text:p>47.8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199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199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199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198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198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197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197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197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197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197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197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197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197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196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196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196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704091403301</text:p>
          </table:table-cell>
          <table:table-cell office:value-type="string" calcext:value-type="string">
            <text:p>196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